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  <table:table-cell office:value-type="string" calcext:value-type="string">
            <text:p>BotG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ROUND(COUNTIF([.E2:.E1121];&quot;TRUE&quot;)/1120;4)" office:value-type="float" office:value="0.6357" calcext:value-type="float">
            <text:p>0.6357</text:p>
          </table:table-cell>
          <table:table-cell office:value-type="float" office:value="0.667857" calcext:value-type="float">
            <text:p>0.66785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08:46:36.659614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9T08:46:55.077724529</dc:date>
    <meta:editing-duration>PT2M4S</meta:editing-duration>
    <meta:editing-cycles>3</meta:editing-cycles>
    <meta:generator>LibreOffice/6.4.7.2$Linux_X86_64 LibreOffice_project/40$Build-2</meta:generator>
    <meta:document-statistic meta:table-count="1" meta:cell-count="5607" meta:object-count="0"/>
  </office:meta>
</office:document-meta>
</file>